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2ED000001FF5C359C5C7428E8D0.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000000000BF00000129E465ED4A93648C9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1" style:family="table-row">
      <style:table-row-properties style:min-row-height="0.446cm"/>
    </style:style>
    <style:style style:name="Table5.A1" style:family="table-cell">
      <style:table-cell-properties style:vertical-align="middle" fo:padding="0cm" fo:border="none"/>
    </style:style>
    <style:style style:name="Table3" style:family="table">
      <style:table-properties style:width="17.013cm" fo:margin-left="0cm" fo:margin-right="-0.012cm" fo:margin-top="0.199cm" fo:margin-bottom="0.499cm" fo:break-before="auto" fo:break-after="auto" table:align="margins" fo:keep-with-next="auto" style:may-break-between-rows="true" table:border-model="collapsing"/>
    </style:style>
    <style:style style:name="Table3.A" style:family="table-column">
      <style:table-column-properties style:column-width="4.313cm" style:rel-column-width="16613*"/>
    </style:style>
    <style:style style:name="Table3.B" style:family="table-column">
      <style:table-column-properties style:column-width="12.7cm" style:rel-column-width="48922*"/>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0.05pt solid #000000" fo:border-bottom="0.05pt solid #000000" style:writing-mode="page">
        <style:background-image/>
      </style:table-cell-properties>
    </style:style>
    <style:style style:name="Table3.A3"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 style:family="table">
      <style:table-properties style:width="17.013cm" fo:margin-left="0cm" fo:margin-right="-0.012cm" fo:margin-top="0.3cm" fo:margin-bottom="0.3cm" table:align="margins" style:may-break-between-rows="true"/>
    </style:style>
    <style:style style:name="Table6.A" style:family="table-column">
      <style:table-column-properties style:column-width="3.888cm" style:rel-column-width="14975*"/>
    </style:style>
    <style:style style:name="Table6.B" style:family="table-column">
      <style:table-column-properties style:column-width="5.209cm" style:rel-column-width="20064*"/>
    </style:style>
    <style:style style:name="Table6.C" style:family="table-column">
      <style:table-column-properties style:column-width="7.916cm" style:rel-column-width="30496*"/>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e88202"/>
    </style:style>
    <style:style style:name="P3" style:family="paragraph" style:parent-style-name="Footer">
      <style:text-properties officeooo:paragraph-rsid="0029a911"/>
    </style:style>
    <style:style style:name="P4" style:family="paragraph" style:parent-style-name="Text_20_body">
      <style:text-properties officeooo:paragraph-rsid="00c89cd4"/>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1114ff5" officeooo:paragraph-rsid="00bfc2e8"/>
    </style:style>
    <style:style style:name="P9" style:family="paragraph" style:parent-style-name="Text_20_body">
      <style:text-properties officeooo:paragraph-rsid="00bfc2e8"/>
    </style:style>
    <style:style style:name="P10" style:family="paragraph" style:parent-style-name="Text_20_body">
      <style:text-properties officeooo:rsid="00c4a812" officeooo:paragraph-rsid="00bfc2e8"/>
    </style:style>
    <style:style style:name="P11" style:family="paragraph" style:parent-style-name="Text_20_body">
      <style:text-properties officeooo:paragraph-rsid="00ef0613"/>
    </style:style>
    <style:style style:name="P12" style:family="paragraph" style:parent-style-name="Text_20_Note">
      <style:text-properties officeooo:paragraph-rsid="00b1a1b5"/>
    </style:style>
    <style:style style:name="P13" style:family="paragraph" style:parent-style-name="Text_20_Note">
      <style:text-properties officeooo:rsid="01215453" officeooo:paragraph-rsid="00bfc2e8"/>
    </style:style>
    <style:style style:name="P14" style:family="paragraph" style:parent-style-name="Text_20_Note">
      <style:text-properties officeooo:paragraph-rsid="00bfc2e8"/>
    </style:style>
    <style:style style:name="P15" style:family="paragraph" style:parent-style-name="Text_20_Note">
      <style:text-properties officeooo:paragraph-rsid="00c86539"/>
    </style:style>
    <style:style style:name="P16" style:family="paragraph" style:parent-style-name="Text_20_body">
      <style:paragraph-properties fo:margin-top="0cm" fo:margin-bottom="0cm" loext:contextual-spacing="false"/>
    </style:style>
    <style:style style:name="P17" style:family="paragraph" style:parent-style-name="Text_20_body">
      <style:paragraph-properties fo:margin-top="0cm" fo:margin-bottom="0cm" loext:contextual-spacing="false"/>
      <style:text-properties officeooo:rsid="00d53a3f" officeooo:paragraph-rsid="00d53a3f"/>
    </style:style>
    <style:style style:name="P18" style:family="paragraph" style:parent-style-name="Guide_20_Name">
      <style:text-properties fo:language="en" fo:country="US" officeooo:rsid="001f0121" officeooo:paragraph-rsid="001f0121"/>
    </style:style>
    <style:style style:name="P19" style:family="paragraph" style:parent-style-name="Text_20_body" style:master-page-name="">
      <style:paragraph-properties fo:keep-together="always" fo:orphans="0" fo:widows="0" style:page-number="auto"/>
      <style:text-properties officeooo:paragraph-rsid="00bfc2e8"/>
    </style:style>
    <style:style style:name="P20" style:family="paragraph" style:parent-style-name="Figure">
      <style:text-properties officeooo:paragraph-rsid="00bfc2e8"/>
    </style:style>
    <style:style style:name="P21" style:family="paragraph" style:parent-style-name="Table_20_Heading">
      <style:paragraph-properties fo:text-align="start" style:justify-single-word="false"/>
      <style:text-properties fo:color="#000000" style:text-outline="false" style:text-line-through-style="none" style:text-line-through-type="none" style:font-name="Liberation Sans3" fo:font-size="10.5pt" fo:font-style="italic" fo:text-shadow="none" style:text-underline-style="none" fo:font-weight="bold" officeooo:paragraph-rsid="00bfc2e8" style:font-size-asian="10.5pt" style:font-style-asian="italic" style:font-weight-asian="bold" style:font-size-complex="10.5pt" style:font-style-complex="italic" style:font-weight-complex="bold" style:text-overline-style="none" style:text-overline-color="font-color"/>
    </style:style>
    <style:style style:name="P22" style:family="paragraph" style:parent-style-name="Table_20_Heading">
      <style:paragraph-properties fo:margin-left="0.199cm" fo:margin-right="0.199cm" fo:margin-top="0.079cm" fo:margin-bottom="0.079cm" loext:contextual-spacing="false" fo:text-indent="0cm" style:auto-text-indent="false"/>
      <style:text-properties fo:font-size="10pt" officeooo:paragraph-rsid="00c10843" style:font-size-asian="10pt" style:font-size-complex="10pt"/>
    </style:style>
    <style:style style:name="P23" style:family="paragraph" style:parent-style-name="Table_20_Contents">
      <style:paragraph-properties fo:margin-left="0.199cm" fo:margin-right="0.199cm" fo:margin-top="0.079cm" fo:margin-bottom="0.079cm" loext:contextual-spacing="false" fo:text-indent="0cm" style:auto-text-indent="false"/>
      <style:text-properties fo:font-size="10pt" officeooo:paragraph-rsid="00c10843" style:font-size-asian="10pt" style:font-size-complex="10pt"/>
    </style:style>
    <style:style style:name="P24" style:family="paragraph" style:parent-style-name="Table_20_Contents">
      <style:paragraph-properties fo:margin-left="0.199cm" fo:margin-right="0.199cm" fo:margin-top="0.079cm" fo:margin-bottom="0.079cm" loext:contextual-spacing="false" fo:text-indent="0cm" style:auto-text-indent="false"/>
      <style:text-properties officeooo:paragraph-rsid="00c10843"/>
    </style:style>
    <style:style style:name="P25" style:family="paragraph" style:parent-style-name="Text_20_body_20_indent">
      <style:text-properties officeooo:paragraph-rsid="00c86539"/>
    </style:style>
    <style:style style:name="P26" style:family="paragraph" style:parent-style-name="Text_20_body_20_indent">
      <style:text-properties officeooo:paragraph-rsid="00cc50ad"/>
    </style:style>
    <style:style style:name="P27" style:family="paragraph" style:parent-style-name="Text_20_body_20_indent">
      <style:text-properties officeooo:paragraph-rsid="00cee719"/>
    </style:style>
    <style:style style:name="P28" style:family="paragraph" style:parent-style-name="Definition_20_Term">
      <style:text-properties officeooo:paragraph-rsid="00c86539"/>
    </style:style>
    <style:style style:name="P29" style:family="paragraph" style:parent-style-name="Definition_20_Term">
      <style:text-properties officeooo:rsid="00d30144" officeooo:paragraph-rsid="00d30144"/>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paragraph-rsid="00bfc2e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rsid="00ea2ad1" officeooo:paragraph-rsid="00bfc2e8"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rsid="00d53a3f" officeooo:paragraph-rsid="00d53a3f"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style:text-properties officeooo:rsid="011d72d6" officeooo:paragraph-rsid="00bfc2e8"/>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5.984cm" style:type="right" style:leader-style="dotted" style:leader-text="."/>
        </style:tab-stops>
      </style:paragraph-properties>
    </style:style>
    <style:style style:name="P37"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38" style:family="paragraph" style:parent-style-name="Heading_20_1">
      <style:text-properties officeooo:paragraph-rsid="00ef0613"/>
    </style:style>
    <style:style style:name="P39" style:family="paragraph" style:parent-style-name="Heading_20_1">
      <style:text-properties officeooo:paragraph-rsid="00bfc2e8"/>
    </style:style>
    <style:style style:name="P40" style:family="paragraph" style:parent-style-name="Heading_20_1">
      <style:text-properties officeooo:paragraph-rsid="00c86539"/>
    </style:style>
    <style:style style:name="P41" style:family="paragraph" style:parent-style-name="Heading_20_1">
      <style:text-properties officeooo:paragraph-rsid="00c89cd4"/>
    </style:style>
    <style:style style:name="P42" style:family="paragraph" style:parent-style-name="Heading_20_1" style:master-page-name="">
      <style:paragraph-properties style:page-number="auto"/>
      <style:text-properties officeooo:paragraph-rsid="00bfc2e8"/>
    </style:style>
    <style:style style:name="P43" style:family="paragraph" style:parent-style-name="Heading_20_1" style:master-page-name="LOFrontMatter">
      <style:paragraph-properties style:page-number="auto"/>
      <style:text-properties fo:language="en" fo:country="US"/>
    </style:style>
    <style:style style:name="P44" style:family="paragraph" style:parent-style-name="Heading_20_1" style:master-page-name="Standard">
      <style:paragraph-properties style:page-number="auto"/>
    </style:style>
    <style:style style:name="P45" style:family="paragraph" style:parent-style-name="Heading_20_2">
      <style:text-properties officeooo:paragraph-rsid="00b1a1b5"/>
    </style:style>
    <style:style style:name="P46" style:family="paragraph" style:parent-style-name="Heading_20_2">
      <style:text-properties officeooo:paragraph-rsid="00ef0613"/>
    </style:style>
    <style:style style:name="P47" style:family="paragraph" style:parent-style-name="Heading_20_2">
      <style:text-properties officeooo:paragraph-rsid="00bfc2e8"/>
    </style:style>
    <style:style style:name="P48" style:family="paragraph" style:parent-style-name="Heading_20_2">
      <style:paragraph-properties fo:margin-top="0.3cm" fo:margin-bottom="0.101cm" loext:contextual-spacing="false"/>
      <style:text-properties officeooo:paragraph-rsid="00bfc2e8"/>
    </style:style>
    <style:style style:name="P49" style:family="paragraph" style:parent-style-name="Heading_20_2">
      <style:paragraph-properties fo:margin-top="0.3cm" fo:margin-bottom="0.101cm" loext:contextual-spacing="false" style:writing-mode="lr-tb"/>
      <style:text-properties officeooo:paragraph-rsid="00bfc2e8"/>
    </style:style>
    <style:style style:name="P50" style:family="paragraph" style:parent-style-name="Heading_20_3">
      <style:text-properties officeooo:rsid="01040c4d" officeooo:paragraph-rsid="00b1a1b5"/>
    </style:style>
    <style:style style:name="P51" style:family="paragraph" style:parent-style-name="Heading_20_3">
      <style:text-properties officeooo:paragraph-rsid="00b1a1b5"/>
    </style:style>
    <style:style style:name="P52" style:family="paragraph" style:parent-style-name="Heading_20_Note">
      <style:text-properties officeooo:paragraph-rsid="00b1a1b5"/>
    </style:style>
    <style:style style:name="P53" style:family="paragraph" style:parent-style-name="Heading_20_Note">
      <style:text-properties officeooo:paragraph-rsid="00c86539"/>
    </style:style>
    <style:style style:name="P54" style:family="paragraph" style:parent-style-name="Heading_20_Note" style:list-style-name="Heading_20_Note" style:master-page-name="">
      <style:paragraph-properties fo:orphans="2" fo:widows="2" style:page-number="auto" style:shadow="none" fo:keep-with-next="always" style:writing-mode="page"/>
      <style:text-properties officeooo:paragraph-rsid="00bfc2e8"/>
    </style:style>
    <style:style style:name="P55" style:family="paragraph" style:parent-style-name="Heading_20_Note" style:list-style-name="Heading_20_Note">
      <style:paragraph-properties fo:margin-top="0cm" fo:margin-bottom="0.131cm" loext:contextual-spacing="false" style:writing-mode="lr-tb"/>
      <style:text-properties officeooo:rsid="005ae930" officeooo:paragraph-rsid="00bfc2e8"/>
    </style:style>
    <style:style style:name="P56" style:family="paragraph" style:parent-style-name="Numbering_20_1">
      <style:text-properties officeooo:paragraph-rsid="00c70f1c"/>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size="10pt" style:font-size-asian="10pt" style:font-size-complex="10pt"/>
    </style:style>
    <style:style style:name="T7" style:family="text">
      <style:text-properties fo:language="en" fo:country="US" officeooo:rsid="0104f082"/>
    </style:style>
    <style:style style:name="T8" style:family="text">
      <style:text-properties fo:language="en" fo:country="US" officeooo:rsid="01040c4d"/>
    </style:style>
    <style:style style:name="T9" style:family="text">
      <style:text-properties fo:language="en" fo:country="US" officeooo:rsid="00e88202"/>
    </style:style>
    <style:style style:name="T10" style:family="text">
      <style:text-properties style:font-name="Times New Roman"/>
    </style:style>
    <style:style style:name="T11" style:family="text">
      <style:text-properties officeooo:rsid="00232bb6"/>
    </style:style>
    <style:style style:name="T12" style:family="text">
      <style:text-properties officeooo:rsid="0127bc53"/>
    </style:style>
    <style:style style:name="T13" style:family="text">
      <style:text-properties text:display="none"/>
    </style:style>
    <style:style style:name="T14" style:family="text">
      <style:text-properties officeooo:rsid="01235012"/>
    </style:style>
    <style:style style:name="T15" style:family="text">
      <style:text-properties officeooo:rsid="0136e79e"/>
    </style:style>
    <style:style style:name="T16" style:family="text">
      <style:text-properties officeooo:rsid="00ea2ad1"/>
    </style:style>
    <style:style style:name="T17" style:family="text">
      <style:text-properties officeooo:rsid="00c4410e"/>
    </style:style>
    <style:style style:name="T18" style:family="text">
      <style:text-properties officeooo:rsid="00c63b99"/>
    </style:style>
    <style:style style:name="T19" style:family="text">
      <style:text-properties officeooo:rsid="00c707c1"/>
    </style:style>
    <style:style style:name="T20" style:family="text">
      <style:text-properties officeooo:rsid="00c72140"/>
    </style:style>
    <style:style style:name="T21" style:family="text">
      <style:text-properties officeooo:rsid="00c86539"/>
    </style:style>
    <style:style style:name="T22" style:family="text">
      <style:text-properties officeooo:rsid="00c89cd4"/>
    </style:style>
    <style:style style:name="T23" style:family="text">
      <style:text-properties officeooo:rsid="00cc50ad"/>
    </style:style>
    <style:style style:name="T24" style:family="text">
      <style:text-properties officeooo:rsid="00cda433"/>
    </style:style>
    <style:style style:name="T25" style:family="text">
      <style:text-properties fo:font-style="italic" style:font-style-asian="italic" style:font-style-complex="italic"/>
    </style:style>
    <style:style style:name="T26" style:family="text">
      <style:text-properties officeooo:rsid="00d690a2"/>
    </style:style>
    <style:style style:name="T27" style:family="text">
      <style:text-properties officeooo:rsid="00d772eb"/>
    </style:style>
    <style:style style:name="T28" style:family="text">
      <style:text-properties officeooo:rsid="00d93f38"/>
    </style:style>
    <style:style style:name="T29" style:family="text">
      <style:text-properties officeooo:rsid="00db3108"/>
    </style:style>
    <style:style style:name="T30" style:family="text">
      <style:text-properties officeooo:rsid="00e01352"/>
    </style:style>
    <style:style style:name="T31" style:family="text">
      <style:text-properties officeooo:rsid="00e56088"/>
    </style:style>
    <style:style style:name="T32" style:family="text">
      <style:text-properties officeooo:rsid="00e6b380"/>
    </style:style>
    <style:style style:name="T33" style:family="text">
      <style:text-properties style:font-name="Liberation Sans3" fo:font-size="11pt" fo:font-style="italic" officeooo:rsid="006bd28c" fo:background-color="transparent" loext:char-shading-value="0" style:font-size-asian="10.5pt" style:font-style-asian="italic" style:font-style-complex="italic"/>
    </style:style>
    <style:style style:name="T34" style:family="text">
      <style:text-properties style:font-name="Liberation Sans3" fo:font-size="11pt" fo:font-style="italic" officeooo:rsid="00e88202" fo:background-color="transparent" loext:char-shading-value="0" style:font-size-asian="10.5pt" style:font-style-asian="italic" style:font-style-complex="italic"/>
    </style:style>
    <style:style style:name="T35" style:family="text">
      <style:text-properties officeooo:rsid="00eb085d"/>
    </style:style>
    <style:style style:name="T36" style:family="text">
      <style:text-properties officeooo:rsid="00ebbf69"/>
    </style:style>
    <style:style style:name="T37" style:family="text">
      <style:text-properties officeooo:rsid="00f07342"/>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4" draw:name="Image1" text:anchor-type="as-char" svg:width="8.467cm" svg:height="1.778cm" draw:z-index="0"><draw:image xlink:href="Pictures/10000201000003E8000000D2A7FE72F00FFCF111.png" xlink:type="simple" xlink:show="embed" xlink:actuate="onLoad" loext:mime-type="image/png"/></draw:frame></text:p>
      <text:p text:style-name="P18">Calc Guide</text:p>
      <text:p text:style-name="Title">Předmluva</text:p>
      <text:p text:style-name="Subtitle"/>
      <text:section text:style-name="Sect1" text:name="CG6200S1" text:condition="ooow:book eq 1" text:display="condition">
        <text:h text:style-name="P43" text:outline-level="1"><text:bookmark-start text:name="__RefHeading__5636_1566568644"/>Autorská práva<text:bookmark-end text:name="__RefHeading__5636_1566568644"/></text:h>
        <text:p text:style-name="P6">This document is Copyright <text:span text:style-name="T10">©</text:span> <text:span text:style-name="T31">2019</text:span> by <text:span text:style-name="T11">the LibreOffice Documentation Team. C</text:span>ontributors a<text:span text:style-name="T11">re</text:span> listed below. You may distribute it and/or modify it under the terms of either the GNU General Public License (http://www.gnu.org/licenses/gpl.html), version 3 or later, or the Creative Commons Attribution License (<text:a xlink:type="simple" xlink:href="http://creativecommons.org/licenses/by/4.0/" text:style-name="Internet_20_link" text:visited-style-name="Visited_20_Internet_20_Link"><text:span text:style-name="T11">https://creativecommons.org/licenses/by/4.0/</text:span></text:a>), version <text:span text:style-name="T11">4</text:span>.0 or later.</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7">This book is adapted and updated from <text:span text:style-name="LOEmphasis"><text:span text:style-name="T33">L</text:span></text:span><text:span text:style-name="LOEmphasis"><text:span text:style-name="T34">ibreOffice Calc Guide 4.1</text:span></text:span>.</text:p>
        <text:h text:style-name="P50" text:outline-level="3"><text:bookmark-start text:name="__RefHeading___Toc1847_1473846649"/>Pro <text:span text:style-name="T32">t</text:span>oto <text:span text:style-name="T32">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Dave Barton</text:p>
            </table:table-cell>
            <table:table-cell office:value-type="string">
              <text:p text:style-name="P17">Olviier Hallot</text:p>
            </table:table-cell>
            <table:table-cell office:value-type="string">
              <text:p text:style-name="P16"/>
            </table:table-cell>
          </table:table-row>
        </table:table>
        <text:h text:style-name="P51" text:outline-level="3"><text:bookmark-start text:name="__RefHeading___Toc28529_3211575895"/><text:span text:style-name="T8">To </text:span><text:span text:style-name="T9">p</text:span><text:span text:style-name="T7">revious</text:span><text:span text:style-name="T8"> </text:span><text:span text:style-name="T9">e</text:span><text:span text:style-name="T8">dition</text:span><text:bookmark-end text:name="__RefHeading___Toc28529_3211575895"/></text:h>
        <table:table table:name="Table5" table:style-name="Table5">
          <table:table-column table:style-name="Table5.A" table:number-columns-repeated="3"/>
          <table:table-row table:style-name="Table5.1">
            <table:table-cell table:style-name="Table5.A1" office:value-type="string">
              <text:p text:style-name="Table_20_Contents">Jean Hollis Weber</text:p>
            </table:table-cell>
            <table:table-cell table:style-name="Table5.A1" office:value-type="string">
              <text:p text:style-name="Table_20_Contents">Kieran Peckett</text:p>
            </table:table-cell>
            <table:table-cell table:style-name="Table5.A1" office:value-type="string">
              <text:p text:style-name="Table_20_Contents">Peter Schofield</text:p>
            </table:table-cell>
          </table:table-row>
        </table:table>
        <text:h text:style-name="P45"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993789795" text:style-name="Heading_20_Note">
          <text:list-item>
            <text:p text:style-name="P52">Poznámka</text:p>
          </text:list-item>
        </text:list>
        <text:p text:style-name="P12">Vše, co do e-mailové konference pošlete, včetně e-mailové adresy a dalších osobních informací uvedených ve zprávě, bude veřejně viditelné bez možnosti smazání.</text:p>
        <text:h text:style-name="P45" text:outline-level="2"><text:bookmark-start text:name="__RefHeading__5644_1566568644"/>Datum vydání a verze programu<text:bookmark-end text:name="__RefHeading__5644_1566568644"/></text:h>
        <text:p text:style-name="Text_20_body">Anglický originál byl vydán v <text:date style:data-style-name="N34" text:date-value="2020-01-08T14:21:10.180348539">lednu</text:date><text:s/><text:date style:data-style-name="N107" text:date-value="2020-01-08T14:21:10.180570450">2020</text:date>. Based on LibreOffice 6.2.</text:p>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4"><text:a xlink:type="simple" xlink:href="#__RefHeading__5636_1566568644" text:style-name="Index_20_Link" text:visited-style-name="Index_20_Link">Autorská práva<text:tab/>2</text:a></text:p>
            <text:p text:style-name="P35"><text:a xlink:type="simple" xlink:href="#__RefHeading__5638_1566568644" text:style-name="Index_20_Link" text:visited-style-name="Index_20_Link">Přispěvatelé<text:tab/>2</text:a></text:p>
            <text:p text:style-name="P36"><text:a xlink:type="simple" xlink:href="#__RefHeading___Toc1847_1473846649" text:style-name="Index_20_Link" text:visited-style-name="Index_20_Link">Pro toto vydání<text:tab/>2</text:a></text:p>
            <text:p text:style-name="P36"><text:a xlink:type="simple" xlink:href="#__RefHeading___Toc28529_3211575895" text:style-name="Index_20_Link" text:visited-style-name="Index_20_Link">To previous edition<text:tab/>2</text:a></text:p>
            <text:p text:style-name="P35"><text:a xlink:type="simple" xlink:href="#__RefHeading___Toc4648_402817234" text:style-name="Index_20_Link" text:visited-style-name="Index_20_Link">Zpětná vazba<text:tab/>2</text:a></text:p>
            <text:p text:style-name="P35"><text:a xlink:type="simple" xlink:href="#__RefHeading__5644_1566568644" text:style-name="Index_20_Link" text:visited-style-name="Index_20_Link">Datum vydání a verze programu<text:tab/>2</text:a></text:p>
            <text:p text:style-name="P34"><text:a xlink:type="simple" xlink:href="#__RefHeading___Toc77410_2078087653" text:style-name="Index_20_Link" text:visited-style-name="Index_20_Link">Pro koho je tato kniha určena?<text:tab/>4</text:a></text:p>
            <text:p text:style-name="P34"><text:a xlink:type="simple" xlink:href="#__RefHeading___Toc156924_3024144196" text:style-name="Index_20_Link" text:visited-style-name="Index_20_Link">O čem je tato kniha?<text:tab/>4</text:a></text:p>
            <text:p text:style-name="P34"><text:a xlink:type="simple" xlink:href="#__RefHeading___Toc1845_986578429" text:style-name="Index_20_Link" text:visited-style-name="Index_20_Link">Kde lze získat pomoc<text:tab/>4</text:a></text:p>
            <text:p text:style-name="P35"><text:a xlink:type="simple" xlink:href="#__RefHeading___Toc77412_2078087653" text:style-name="Index_20_Link" text:visited-style-name="Index_20_Link">Systém nápovědy<text:tab/>4</text:a></text:p>
            <text:p text:style-name="P35"><text:a xlink:type="simple" xlink:href="#__RefHeading___Toc77414_2078087653" text:style-name="Index_20_Link" text:visited-style-name="Index_20_Link">Další volně dostupná podpora na internetu<text:tab/>6</text:a></text:p>
            <text:p text:style-name="P35"><text:a xlink:type="simple" xlink:href="#__RefHeading__262303_271332650" text:style-name="Index_20_Link" text:visited-style-name="Index_20_Link">Placená podpora a školení<text:tab/>6</text:a></text:p>
            <text:p text:style-name="P34"><text:a xlink:type="simple" xlink:href="#__RefHeading___Toc77416_2078087653" text:style-name="Index_20_Link" text:visited-style-name="Index_20_Link">Vaše verze může být jiná<text:tab/>6</text:a></text:p>
            <text:p text:style-name="P35"><text:a xlink:type="simple" xlink:href="#__RefHeading__1550_1307201209" text:style-name="Index_20_Link" text:visited-style-name="Index_20_Link">Ilustrace<text:tab/>6</text:a></text:p>
            <text:p text:style-name="P35"><text:a xlink:type="simple" xlink:href="#__RefHeading__7596_641027044" text:style-name="Index_20_Link" text:visited-style-name="Index_20_Link">Ikony<text:tab/>6</text:a></text:p>
            <text:p text:style-name="P34"><text:a xlink:type="simple" xlink:href="#__RefHeading__11174_1241987491" text:style-name="Index_20_Link" text:visited-style-name="Index_20_Link">Používání LibreOffice na systému macOS<text:tab/>7</text:a></text:p>
            <text:p text:style-name="P34"><text:a xlink:type="simple" xlink:href="#__RefHeading___Toc77418_2078087653" text:style-name="Index_20_Link" text:visited-style-name="Index_20_Link">Jak se jednotlivé prvky nazývají?<text:tab/>7</text:a></text:p>
            <text:p text:style-name="P34"><text:a xlink:type="simple" xlink:href="#__RefHeading___Toc77420_2078087653" text:style-name="Index_20_Link" text:visited-style-name="Index_20_Link">Často kladené otázky<text:tab/>8</text:a></text:p>
            <text:p text:style-name="P34"><text:a xlink:type="simple" xlink:href="#__RefHeading___Toc77422_2078087653" text:style-name="Index_20_Link" text:visited-style-name="Index_20_Link">What’s new in LibreOffice Calc 6.2?<text:tab/>9</text:a></text:p>
          </text:index-body>
        </text:table-of-content>
        <text:p text:style-name="Text_20_body"/>
      </text:section>
      <text:h text:style-name="P44" text:outline-level="1"><text:bookmark-start text:name="__RefHeading___Toc77410_2078087653"/>Pro koho je tato kniha určena?<text:bookmark-end text:name="__RefHeading___Toc77410_2078087653"/></text:h>
      <text:p text:style-name="Text_20_body">This book is for beginners to advanced user of Calc, the spreadsheet component of LibreOffice. You may be new to spreadsheet software, or you may be familiar with another program. If you have never used LibreOffice before, or you want an introduction to all of its components, you might like to read Getting Started with LibreOffice first. If you have never used spreadsheets before, you might also like to read a book or find some tutorials about the use of spreadsheets.</text:p>
      <text:h text:style-name="Heading_20_1" text:outline-level="1"><text:bookmark-start text:name="__RefHeading___Toc156924_3024144196"/>O čem je tato kniha?<text:bookmark-end text:name="__RefHeading___Toc156924_3024144196"/></text:h>
      <text:p text:style-name="Text_20_body">This book introduces the features and functions of LibreOffice Calc. It is not a tutorial on using spreadsheets. Some chapters assume familiarity with basic spreadsheet usage when describing how to use Calc.</text:p>
      <text:p text:style-name="Text_20_body">Do sešitů můžeme vkládat data (obvykle číselná) a pak s nimi pracovat tak, abychom získali určité výsledky. Alternatively, you can enter data and then use Calc in a ‘What if...’ manner by changing some of the data and observing the results without having to retype all of the data. Functions can be used to create formulas to perform complex calculations on data.</text:p>
      <text:p text:style-name="Text_20_body">Some of the other features provided by Calc include:</text:p>
      <text:list xml:id="list3570043953" text:style-name="List_20_1">
        <text:list-item>
          <text:p text:style-name="List_20_1">Databázové funkce umožňující data řadit, ukládat a filtrovat.</text:p>
        </text:list-item>
        <text:list-item>
          <text:p text:style-name="List_20_1">Dynamic charts: a wide range of 2D and 3D charts.</text:p>
        </text:list-item>
        <text:list-item>
          <text:p text:style-name="List_20_1">Makra pro zaznamenávání a spouštění často opakovaných úkolů. Mezi podporované skriptovací jazyky na tvorbu maker patří LibreOffice Basic, Python, BeanShell a JavaScript.</text:p>
        </text:list-item>
        <text:list-item>
          <text:p text:style-name="List_20_1">Ability to open, edit, and save Microsoft® Excel® and other spreadsheets.</text:p>
        </text:list-item>
        <text:list-item>
          <text:p text:style-name="List_20_1">Import of spreadsheets from multiple formats, including HTML, CSV, and PostScript.</text:p>
        </text:list-item>
        <text:list-item>
          <text:p text:style-name="List_20_1">Export of spreadsheets into multiple formats, including HTML, CSV, and PDF.</text:p>
        </text:list-item>
      </text:list>
      <text:h text:style-name="P38" text:outline-level="1"><text:bookmark-start text:name="__RefHeading___Toc1845_986578429"/>Kde lze získat pomoc<text:bookmark-end text:name="__RefHeading___Toc1845_986578429"/></text:h>
      <text:p text:style-name="P11">Tato kniha, ostatní příručky pro LibreOffice, vestavěná nápověda a podpora uživatelů předpokládají, že uživatel má základní znalosti s prací na počítači, tj. že dokáže spouštět programy či otevírat a ukládat soubory.</text:p>
      <text:h text:style-name="P46" text:outline-level="2"><text:bookmark-start text:name="__RefHeading___Toc77412_2078087653"/>Systém nápovědy<text:bookmark-end text:name="__RefHeading___Toc77412_2078087653"/></text:h>
      <text:p text:style-name="P9">LibreOffice obsahuje rozsáhlý <text:alphabetical-index-mark text:string-value="Systém nápovědy"/>systém nápovědy, který může pomoci při jeho používání. Je prvním místem, kde získat pro LibreOffice podporu. Uživatelé Windows a Linux si mohou zvolit stažení a instalaci offline nápovědy pro použití ve chvíli, kdy nejsou připojeni k internetu; offline nápověda je nainstalována s programem na systému MacOS.</text:p>
      <text:p text:style-name="P9">To display the Help system, press <text:span text:style-name="LOKeystroke">F1</text:span> or select <text:span text:style-name="LOMenuPath">LibreOffice Help</text:span> from the Help menu <text:span text:style-name="T37">{Figure</text:span> <text:sequence-ref text:reference-format="value" text:ref-name="refFigure0">1</text:sequence-ref><text:span text:style-name="T37">}</text:span>. Pokud nemáte v počítači nainstalovanou offline nápovědu a jste připojeni k internetu, váš výchozí prohlížeč otevře stránky online nápovědy na webu LibreOffice.</text:p>
      <text:p text:style-name="P8">Nabídka nápověda obsahuje odkazy na další informace a podporu LibreOffice.</text:p>
      <text:p text:style-name="P20"><text:soft-page-break/><text:s/><draw:frame draw:style-name="fr1" draw:name="Figure 1" text:anchor-type="as-char" svg:width="5.054cm" draw:z-index="1"><draw:text-box fo:min-height="7.548cm"><text:p text:style-name="Figure"><draw:frame draw:style-name="fr3" draw:name="Image2" text:anchor-type="paragraph" svg:width="4.547cm" style:rel-width="90%" svg:height="7.07cm" style:rel-height="scale" draw:z-index="2"><draw:image xlink:href="Pictures/10000000000000BF00000129E465ED4A93648C9D.png" xlink:type="simple" xlink:show="embed" xlink:actuate="onLoad" loext:mime-type="image/png"/></draw:frame><text:span text:style-name="T13"><text:line-break/></text:span>Obrázek <text:sequence text:ref-name="refFigure0" text:name="Figure" text:formula="ooow:Figure+1" style:num-format="1">1</text:sequence>: Nabídka nápověda</text:p></draw:text-box></draw:frame></text:p>
      <text:list xml:id="list142111569522263" text:continue-list="list993789795" text:style-name="Heading_20_Note">
        <text:list-item>
          <text:p text:style-name="P54">Poznámka</text:p>
        </text:list-item>
      </text:list>
      <text:p text:style-name="P13">The following options <text:span text:style-name="T20">indicated</text:span> by a <text:span text:style-name="SuperScript">‡</text:span> sign are only accessible if your computer is connected to the Internet.</text:p>
      <text:list xml:id="list142112167693798" text:continue-list="list3570043953" text:style-name="List_20_1">
        <text:list-item>
          <text:p text:style-name="List_20_1"><text:span text:style-name="LOMenuPath">Co je to?</text:span><text:span text:style-name="Strong_20_Emphasis"> </text:span>Rychlé tipy získáme, když umístíme ukazatel myši nad ikonu. Zobrazí se tip nápovědy s krátkým popisem funkce ikony. Podrobnější vysvětlení získáme, pokud v hlavní nabídce zvolíme <text:span text:style-name="LOMenuPath">Nápověda &gt; Co je to?</text:span> a kurzor myši podržíme nad ikonou. Kromě toho je možné aktivovat rozšířené tipy, a to pomocí <text:span text:style-name="LOMenuPath">Nástroje &gt; Možnosti &gt; LibreOffice &gt; Obecné</text:span> z hlavní nabídky.</text:p>
        </text:list-item>
        <text:list-item>
          <text:p text:style-name="List_20_1"><text:span text:style-name="LOMenuPath">Uživatelské příručky </text:span><text:span text:style-name="SuperScript">‡</text:span><text:span text:style-name="LOMenuPath"> </text:span>Otevře váš výchozí prohlížeč na stránce dokumentace LibreOffice <text:a xlink:type="simple" xlink:href="https://documentation.libreoffice.org/en/english-documentation/" text:style-name="Internet_20_link" text:visited-style-name="Visited_20_Internet_20_Link"><text:span text:style-name="T14">https://documentation.libreoffice.org/en/english-documentation/</text:span></text:a>.  Zde najdeme kopie uživatelských příruček a další užitečné informace.</text:p>
        </text:list-item>
        <text:list-item>
          <text:p text:style-name="List_20_1"><text:span text:style-name="LOMenuPath">Poradit se online </text:span><text:span text:style-name="SuperScript">‡</text:span><text:span text:style-name="LOMenuPath"> </text:span>Otevře váš výchozí prohlížeč na stránce fóra Ask LibreOffice<text:span text:style-name="Internet_20_link"> </text:span>, kde můžeme položit zodpovědět otázku <text:a xlink:type="simple" xlink:href="https://ask.libreoffice.org/en/questions/" text:style-name="Internet_20_link" text:visited-style-name="Visited_20_Internet_20_Link"><text:span text:style-name="T15">https://ask.libreoffice.org/en/questions/cs</text:span></text:a>.</text:p>
        </text:list-item>
        <text:list-item>
          <text:p text:style-name="List_20_1"><text:span text:style-name="LOMenuPath">Odeslat zpětnou vazbu</text:span> <text:span text:style-name="SuperScript">‡</text:span><text:span text:style-name="Strong_20_Emphasis"> </text:span>Otevře váš výchozí prohlížeč na stránce zpětné vazby LibreOffice <text:a xlink:type="simple" xlink:href="https://www.libreoffice.org/get-help/feedback/" text:style-name="Internet_20_link" text:visited-style-name="Visited_20_Internet_20_Link"><text:span text:style-name="T15">https://cs.libreoffice.org/get-help/feedback/</text:span></text:a>. Odtud můžeme hlásit chyby, navrhovat nové funkce a komunikovat s ostatními v komunitě LibreOffice.</text:p>
        </text:list-item>
        <text:list-item>
          <text:p text:style-name="List_20_1"><text:span text:style-name="LOMenuPath">Restartovat v nouzovém režimu</text:span> Otevře dialogové okno, ve kterém budete mít možnost restartovat LibreOffice a obnovit výchozí nastavení softwaru.</text:p>
        </text:list-item>
        <text:list-item>
          <text:p text:style-name="List_20_1"><text:span text:style-name="LOMenuPath">Podpořit LibreOffice finančně </text:span><text:span text:style-name="SuperScript">‡</text:span> Otevře váš výchozí prohlížeč na dárcovské stránce LibreOffice <text:a xlink:type="simple" xlink:href="https://donate.libreoffice.org/" text:style-name="Internet_20_link" text:visited-style-name="Visited_20_Internet_20_Link"><text:span text:style-name="T15">https://cs.libreoffice.org/donate/</text:span></text:a>. Zde můžeme poskytnout dar na podporu LibreOffice.</text:p>
        </text:list-item>
        <text:list-item>
          <text:p text:style-name="List_20_1"><text:span text:style-name="LOMenuPath">Informace o licenci</text:span> nastíní licence, na základě kterých je LibreOffice dán k dispozici.</text:p>
        </text:list-item>
        <text:list-item>
          <text:p text:style-name="List_20_1"><text:span text:style-name="LOMenuPath">Vyhledat aktualizace</text:span> <text:span text:style-name="SuperScript">‡</text:span><text:span text:style-name="Strong_20_Emphasis"> </text:span>Otevře dialogové okno a zkontroluje zda je k dispozici aktualizace vaší verze LibreOffice.</text:p>
        </text:list-item>
        <text:list-item>
          <text:p text:style-name="List_20_1"><text:span text:style-name="LOMenuPath"><text:span text:style-name="T12">O aplikaci LibreOffice</text:span></text:span><text:span text:style-name="T12"> Otevře dialogové okno a zobrazí informace o verzi LibreOffice a o používaném operačním systému. This information will often be requested if you ask the community for help or assistance with the software.</text:span></text:p>
        </text:list-item>
      </text:list>
      <text:h text:style-name="P48" text:outline-level="2"><text:bookmark-start text:name="__RefHeading___Toc77414_2078087653"/><text:soft-page-break/>Další volně dostupná podpora na internetu<text:bookmark-end text:name="__RefHeading___Toc77414_2078087653"/></text:h>
      <text:p text:style-name="P9">Komunita LibreOffice kromě vývoje softwaru poskytuje bezplatnou podporu od dobrovolníků. Kromě výše uvedených odkazů na nabídku Nápověda jsou k dispozici další možnosti podpory online komunity, viz tabulka níže.</text:p>
      <table:table table:name="Table3" table:style-name="Table3">
        <table:table-column table:style-name="Table3.A"/>
        <table:table-column table:style-name="Table3.B"/>
        <table:table-header-rows>
          <table:table-row table:style-name="Table3.1">
            <table:table-cell table:style-name="Table3.A1" table:number-columns-spanned="2" office:value-type="string">
              <text:p text:style-name="P21">Bezplatná podpora LibreOffice</text:p>
            </table:table-cell>
            <table:covered-table-cell/>
          </table:table-row>
        </table:table-header-rows>
        <table:table-row table:style-name="Table3.1">
          <table:table-cell table:style-name="Table3.A2" office:value-type="string">
            <text:p text:style-name="P30">Časté otázky</text:p>
          </table:table-cell>
          <table:table-cell table:style-name="Table3.A2" office:value-type="string">
            <text:p text:style-name="P31">Odpovědi na často kladené otázky<text:line-break/><text:a xlink:type="simple" xlink:href="https://wiki.documentfoundation.org/Faq" text:style-name="Internet_20_link" text:visited-style-name="Visited_20_Internet_20_Link">https://wiki.documentfoundation.org/Faq</text:a></text:p>
          </table:table-cell>
        </table:table-row>
        <table:table-row table:style-name="Table3.1">
          <table:table-cell table:style-name="Table3.A3" office:value-type="string">
            <text:p text:style-name="P30">E-mailové konference</text:p>
          </table:table-cell>
          <table:table-cell table:style-name="Table3.A3" office:value-type="string">
            <text:p text:style-name="P30">Podpora od komunity poskytovaná sítí zkušených uživatelů<text:line-break/><text:a xlink:type="simple" xlink:href="https://www.libreoffice.org/get-help/mailing-lists/" text:style-name="Internet_20_link" text:visited-style-name="Visited_20_Internet_20_Link">https://cs.libreoffice.org/get-help/mailing-lists/</text:a></text:p>
          </table:table-cell>
        </table:table-row>
        <table:table-row table:style-name="Table3.1">
          <table:table-cell table:style-name="Table3.A3" office:value-type="string">
            <text:p text:style-name="P32">Otázky a od<text:span text:style-name="T28">p</text:span>povědi a <text:line-break/>Databáze znalostí</text:p>
          </table:table-cell>
          <table:table-cell table:style-name="Table3.A3" office:value-type="string">
            <text:p text:style-name="P32">Podpora od komunity zdarma<text:span text:style-name="T29"/> je poskytována v poradně. Podobná témata nebo otevřít nová můžeme na stránce</text:p>
            <text:p text:style-name="P32"><text:a xlink:type="simple" xlink:href="https://ask.libreoffice.org/en/questions" text:style-name="Internet_20_link" text:visited-style-name="Visited_20_Internet_20_Link">https://ask.libreoffice.org/en/questions</text:a></text:p>
            <text:p text:style-name="P32">Služba je dostupná v několika jazycích<text:span text:style-name="T26"/>; <text:span text:style-name="T26">stačí pouze </text:span>nahradit /<text:span text:style-name="T25">en/</text:span> <text:span text:style-name="T30">znaky</text:span> cs, de, es, fr, ja, ko, nl, pt, tr, a dalšími <text:span text:style-name="T35"/> <text:span text:style-name="T26">ve webové adrese výše.</text:span>.</text:p>
          </table:table-cell>
        </table:table-row>
        <table:table-row table:style-name="Table3.1">
          <table:table-cell table:style-name="Table3.A3" office:value-type="string">
            <text:p text:style-name="P30">Podpora v různých jazycích</text:p>
          </table:table-cell>
          <table:table-cell table:style-name="Table3.A3" office:value-type="string">
            <text:p text:style-name="P30">Webové stránky LibreOffice v různých jazycích<text:line-break/><text:a xlink:type="simple" xlink:href="https://www.libreoffice.org/community/nlc/" text:style-name="Internet_20_link" text:visited-style-name="Visited_20_Internet_20_Link">https://cs.libreoffice.org/community/nlc/</text:a></text:p>
            <text:p text:style-name="P30">E-mailové konference pro různé jazyky<text:line-break/><text:a xlink:type="simple" xlink:href="https://wiki.documentfoundation.org/Local_Mailing_Lists" text:style-name="Internet_20_link" text:visited-style-name="Visited_20_Internet_20_Link"><text:span text:style-name="T16">https://wiki.documentfoundation.org/Local_Mailing_Lists</text:span></text:a></text:p>
            <text:p text:style-name="P30">Informace o sociálních sítích<text:line-break/><text:a xlink:type="simple" xlink:href="https://wiki.documentfoundation.org/Website/Web_Sites_services" text:style-name="Internet_20_link" text:visited-style-name="Visited_20_Internet_20_Link"><text:span text:style-name="T16">https://wiki.documentfoundation.org/Website/Web_Sites_services</text:span></text:a></text:p>
          </table:table-cell>
        </table:table-row>
        <table:table-row table:style-name="Table3.1">
          <table:table-cell table:style-name="Table3.A3" office:value-type="string">
            <text:p text:style-name="P30">Možnosti zpřístupnění</text:p>
          </table:table-cell>
          <table:table-cell table:style-name="Table3.A3" office:value-type="string">
            <text:p text:style-name="P30">Informace o dostupných možnostech pro zlepšení přístupnosti <text:line-break/><text:a xlink:type="simple" xlink:href="https://www.libreoffice.org/get-help/accessibility/" text:style-name="Internet_20_link" text:visited-style-name="Visited_20_Internet_20_Link">https://cs.libreoffice.org/get-help/accessibility/</text:a></text:p>
          </table:table-cell>
        </table:table-row>
        <table:table-row table:style-name="Table3.1">
          <table:table-cell table:style-name="Table3.A3" office:value-type="string">
            <text:p text:style-name="P33">Fórum OpenOffice</text:p>
          </table:table-cell>
          <table:table-cell table:style-name="Table3.A3" office:value-type="string">
            <text:p text:style-name="P30">Another forum that provides support for LibreOffice, among other open source office suites <text:a xlink:type="simple" xlink:href="http://forum.openoffice.org/en/forum/" text:style-name="Internet_20_link" text:visited-style-name="Visited_20_Internet_20_Link">http</text:a><text:a xlink:type="simple" xlink:href="http://forum.openoffice.org/en/forum/" text:style-name="Internet_20_link" text:visited-style-name="Visited_20_Internet_20_Link"><text:span text:style-name="T23">s</text:span></text:a><text:a xlink:type="simple" xlink:href="http://forum.openoffice.org/en/forum/" text:style-name="Internet_20_link" text:visited-style-name="Visited_20_Internet_20_Link">://forum.openoffice.org/en/forum/</text:a></text:p>
          </table:table-cell>
        </table:table-row>
      </table:table>
      <text:h text:style-name="P47" text:outline-level="2"><text:bookmark-start text:name="__RefHeading__262303_271332650"/>Placená podpora a školení<text:bookmark-end text:name="__RefHeading__262303_271332650"/></text:h>
      <text:p text:style-name="P9">Je možné také zakoupit podporu ve formě smlouvy o poskytování služeb, a to od prodejce nebo poradenské firmy specializované na LibreOffice. Informace o certifikované profesionální podpoře se nachází na webových stránkách The Document Foundation: <text:a xlink:type="simple" xlink:href="https://www.documentfoundation.org/gethelp/support/" text:style-name="Internet_20_link" text:visited-style-name="Visited_20_Internet_20_Link">https://cs.libreoffice.org/get-help/professional-support/</text:a></text:p>
      <text:h text:style-name="P39" text:outline-level="1"><text:bookmark-start text:name="__RefHeading___Toc77416_2078087653"/>Vaše verze může být jiná<text:bookmark-end text:name="__RefHeading___Toc77416_2078087653"/></text:h>
      <text:h text:style-name="P49" text:outline-level="2"><text:bookmark-start text:name="__RefHeading__1550_1307201209"/>Ilustrace<text:bookmark-end text:name="__RefHeading__1550_1307201209"/></text:h>
      <text:p text:style-name="P9">LibreOffice lze instalovat a spouštět v operačních systémech Windows, Linux a macOS, přičemž každý z nich má několik verzí a uživatelé si je mohou přizpůsobit (písma, barvy, témata vzhledu, správce oken). Ilustrace v tomto návodu byly vytvořeny v různých operačních systémech a na různých počítačích. Proto je možné, že některé prvky v ilustracích nebudou přesně takové, jak je vidíme na svém počítači.</text:p>
      <text:p text:style-name="P9">Některá dialogová okna se mohou lišit i kvůli různým nastavením samotného LibreOffice. Uživatel si totiž může zvolit, zda chce používat dialogová okna operačního systému, nebo okna LibreOffice. Tyto rozdíly se týkají především dialogových oken Otevřít, Uložit a Tisk. Chceme-li změnit, která dialogová okna se používají, zvolíme <text:span text:style-name="LOMenuPath">Nástroje &gt; Možnosti &gt; LibreOffice &gt; Obecné</text:span> a zaškrtneme či zrušíme zaškrtnutí možnosti <text:span text:style-name="LOMenuPath">Použít dialogy LibreOffice</text:span>.</text:p>
      <text:h text:style-name="P49" text:outline-level="2"><text:bookmark-start text:name="__RefHeading__7596_641027044"/>Ikony<text:bookmark-end text:name="__RefHeading__7596_641027044"/></text:h>
      <text:p text:style-name="P19">The LibreOffice community has created icons for several icon sets: <text:span text:style-name="T19">Colibre (default set), </text:span>Breeze, <text:span text:style-name="T19">Breeze Dark,</text:span> <text:span text:style-name="T19">Elementary</text:span>, <text:span text:style-name="T19">Karasa Jaga,</text:span> Sifr, <text:span text:style-name="T19">Sifr Dark</text:span> and Tango. Each user can select a preferred set. Snímky obrazovky byly pro tuto příručky vytvářeny v různých instalacích LibreOffice, které používaly různé sady ikon. Ikony, které opravdu uvidíme ve své verzi LibreOffice, se mohou lišit od těch, které jsou zobrazeny v této příručce.</text:p>
      <text:p text:style-name="P10"><text:soft-page-break/>Chceme-li změnit použitou sadu ikon, přejdeme na <text:span text:style-name="LOMenuPath">Nástroje &gt; Možnosti &gt; LibreOffice &gt; Zobrazení</text:span>. In the <text:span text:style-name="LOMenuPath">User Interface </text:span>section, choose from the drop-down lists under <text:span text:style-name="LOMenuPath"><text:span text:style-name="T35">Toolbar i</text:span></text:span><text:span text:style-name="LOMenuPath">con size</text:span> and <text:span text:style-name="LOMenuPath"><text:span text:style-name="T35">Icon </text:span></text:span><text:span text:style-name="LOMenuPath">tyle.</text:span></text:p>
      <text:list xml:id="list142110999069893" text:continue-list="list142111569522263" text:style-name="Heading_20_Note">
        <text:list-item>
          <text:p text:style-name="P55">Poznámka</text:p>
        </text:list-item>
      </text:list>
      <text:p text:style-name="P14"><text:span text:style-name="T17">Sady ikon Galaxy a Oxygen již nejsou součástí standardního instalačního balíčku</text:span>. <text:span text:style-name="T18">Lze je přidat zpět stažením a instalací následujících rozšíření:</text:span><text:line-break/><text:a xlink:type="simple" xlink:href="https://extensions.libreoffice.org/extensions/galaxy-icon-theme" text:style-name="Internet_20_link" text:visited-style-name="Visited_20_Internet_20_Link">https://extensions.libreoffice.org/extensions/galaxy-icon-theme</text:a><text:line-break/><text:a xlink:type="simple" xlink:href="https://extensions.libreoffice.org/extensions/oxygen-icon-theme" text:style-name="Internet_20_link" text:visited-style-name="Visited_20_Internet_20_Link">https://extensions.libreoffice.org/extensions/oxygen-icon-theme</text:a><text:line-break/><text:span text:style-name="T18">Some of the previously included gallery backgrounds are now only available as an extension from:</text:span><text:line-break/><text:a xlink:type="simple" xlink:href="https://extensions.libreoffice.org/extensions/legacy-gallery-backgrounds" text:style-name="Internet_20_link" text:visited-style-name="Visited_20_Internet_20_Link">https://extensions.libreoffice.org/extensions/legacy-gallery-backgrounds</text:a></text:p>
      <text:h text:style-name="P42" text:outline-level="1"><text:bookmark-start text:name="__RefHeading__11174_1241987491"/>Používání LibreOffice na systému macOS<text:bookmark-end text:name="__RefHeading__11174_1241987491"/></text:h>
      <text:p text:style-name="P9"><text:bookmark-start text:name="__RefHeading__11088_1241987491"/>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bookmark-end text:name="__RefHeading__11088_1241987491"/></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2">Windows nebo Linux</text:p>
          </table:table-cell>
          <table:table-cell table:style-name="Table6.A1" office:value-type="string">
            <text:p text:style-name="P22">Ekvivalent pro macOS</text:p>
          </table:table-cell>
          <table:table-cell table:style-name="Table6.A1" office:value-type="string">
            <text:p text:style-name="P22">Výsledek</text:p>
          </table:table-cell>
        </table:table-row>
        <table:table-row table:style-name="Table6.1">
          <table:table-cell table:style-name="Table6.A2" office:value-type="string">
            <text:p text:style-name="P24">Výběr v nabídce <text:span text:style-name="LOMenuPath"><text:span text:style-name="T6">Nástroje &gt; Možnosti</text:span></text:span><text:span text:style-name="T6"/></text:p>
          </table:table-cell>
          <table:table-cell table:style-name="Table6.B2" office:value-type="string">
            <text:p text:style-name="P24"><text:span text:style-name="LOMenuPath"><text:span text:style-name="T6">LibreOffice &gt; Předvolby</text:span></text:span></text:p>
          </table:table-cell>
          <table:table-cell table:style-name="Table6.B2" office:value-type="string">
            <text:p text:style-name="P23">Otevřou se možnosti nastavení</text:p>
          </table:table-cell>
        </table:table-row>
        <table:table-row table:style-name="Table6.1">
          <table:table-cell table:style-name="Table6.A2" office:value-type="string">
            <text:p text:style-name="P24"><text:span text:style-name="LOKeystroke"><text:span text:style-name="T6">Klepnutí pravým tlačítkem</text:span></text:span></text:p>
          </table:table-cell>
          <table:table-cell table:style-name="Table6.A2" office:value-type="string">
            <text:p text:style-name="P23">Control + kliknout a/nebo kliknutí pravým tlačítkem v závislosti na operačním systému počítače</text:p>
          </table:table-cell>
          <table:table-cell table:style-name="Table6.B2" office:value-type="string">
            <text:p text:style-name="P23">Otevře se místní nabídka</text:p>
          </table:table-cell>
        </table:table-row>
        <table:table-row table:style-name="Table6.1">
          <table:table-cell table:style-name="Table6.A2" office:value-type="string">
            <text:p text:style-name="P24"><text:span text:style-name="LOKeystroke"><text:span text:style-name="T6">Ctrl</text:span></text:span><text:span text:style-name="T6"> (</text:span><text:span text:style-name="LOKeystroke"><text:span text:style-name="T6">Control</text:span></text:span><text:span text:style-name="T6">)</text:span></text:p>
          </table:table-cell>
          <table:table-cell table:style-name="Table6.A2" office:value-type="string">
            <text:p text:style-name="P24"><text:span text:style-name="T6">⌘ (</text:span><text:span text:style-name="LOKeystroke"><text:span text:style-name="T6">Command</text:span></text:span><text:span text:style-name="T6">)</text:span></text:p>
          </table:table-cell>
          <table:table-cell table:style-name="Table6.A2" office:value-type="string">
            <text:p text:style-name="P23">Používá se i s dalšími klávesami</text:p>
          </table:table-cell>
        </table:table-row>
        <table:table-row table:style-name="Table6.1">
          <table:table-cell table:style-name="Table6.A2" office:value-type="string">
            <text:p text:style-name="P24"><text:span text:style-name="LOKeystroke"><text:span text:style-name="T6">F5</text:span></text:span></text:p>
          </table:table-cell>
          <table:table-cell table:style-name="Table6.A2" office:value-type="string">
            <text:p text:style-name="P24"><text:span text:style-name="LOKeystroke"><text:span text:style-name="T6">Shift</text:span></text:span><text:span text:style-name="T6"> + ⌘+</text:span><text:span text:style-name="LOKeystroke"><text:span text:style-name="T6">F5</text:span></text:span></text:p>
          </table:table-cell>
          <table:table-cell table:style-name="Table6.A2" office:value-type="string">
            <text:p text:style-name="P23">Otevře se Navigátor</text:p>
          </table:table-cell>
        </table:table-row>
        <table:table-row table:style-name="Table6.1">
          <table:table-cell table:style-name="Table6.A2" office:value-type="string">
            <text:p text:style-name="P24"><text:span text:style-name="LOKeystroke"><text:span text:style-name="T6">F11</text:span></text:span></text:p>
          </table:table-cell>
          <table:table-cell table:style-name="Table6.A2" office:value-type="string">
            <text:p text:style-name="P24"><text:span text:style-name="T6">⌘  +</text:span><text:span text:style-name="LOKeystroke"><text:span text:style-name="T6">T</text:span></text:span></text:p>
          </table:table-cell>
          <table:table-cell table:style-name="Table6.A2" office:value-type="string">
            <text:p text:style-name="P23">Otevře postranní lištu Styly</text:p>
          </table:table-cell>
        </table:table-row>
      </table:table>
      <text:h text:style-name="Heading_20_1" text:outline-level="1"><text:bookmark-start text:name="__RefHeading___Toc77418_2078087653"/>Jak se jednotlivé prvky nazývají?<text:bookmark-end text:name="__RefHeading___Toc77418_2078087653"/></text:h>
      <text:p text:style-name="Text_20_body">The terms used in LibreOffice for most parts of the user interface (the parts of the program you see and use, in contrast to the behind-the-scenes code that actually makes it work) are the same as for most other programs.</text:p>
      <text:p text:style-name="Text_20_body">Dialogové okno je speciálním typem okna. Jeho účelem je o něčem informovat, vyžádat si vstup nebo obojí najednou. Okno obsahuje ovládací prvky, které je možné použít k provedení nějaké akce. The technical names for common controls are shown in <text:span text:style-name="T36">Figure</text:span> <text:sequence-ref text:reference-format="value" text:ref-name="refFigure1">2</text:sequence-ref>. V této knize nebudeme ve většině případů technické pojmy používat, ale je užitečné tyto pojmy znát, protože nápověda a další zdroje informací s nimi často pracují.</text:p>
      <text:p text:style-name="Figure"><text:soft-page-break/><draw:frame draw:style-name="fr1" draw:name="Figure 2" text:anchor-type="as-char" svg:width="15.501cm" draw:z-index="3"><draw:text-box fo:min-height="10.573cm"><text:p text:style-name="Caption"><draw:frame draw:style-name="fr2" draw:name="Image3" text:anchor-type="paragraph" svg:width="15.501cm" style:rel-width="100%" svg:height="10.573cm" style:rel-height="scale" draw:z-index="4"><draw:image xlink:href="Pictures/10000201000002ED000001FF5C359C5C7428E8D0.png" xlink:type="simple" xlink:show="embed" xlink:actuate="onLoad" loext:mime-type="image/png"/></draw:frame>Obrázek <text:sequence text:ref-name="refFigure1" text:name="Figure" text:formula="ooow:Figure+1" style:num-format="1">2</text:sequence>: Dialogové okno, ve kterém jsou použity běžné ovládací prvky</text:p></draw:text-box></draw:frame></text:p>
      <text:list xml:id="list903870727" text:style-name="Numbering_20_1">
        <text:list-item>
          <text:p text:style-name="P56">Karty stránky (angl. Tabbed page, tab), které slouží k přepínání karet.</text:p>
        </text:list-item>
        <text:list-item>
          <text:p text:style-name="P56">Přepínače (angl. Radio buttons), zvolená může být vždy jen jedna položka.</text:p>
        </text:list-item>
        <text:list-item>
          <text:p text:style-name="P56">Zaškrtávací pole (angl. Checkbox), může být zvoleno několik položek najednou.</text:p>
        </text:list-item>
        <text:list-item>
          <text:p text:style-name="P56">Číselník (angl. Spin box). Kliknutím na šipky můžeme číslo zmenšit nebo zvětšit, nebo jej můžeme přímo zadat v textové části.</text:p>
        </text:list-item>
        <text:list-item>
          <text:p text:style-name="P56">Náhled.</text:p>
        </text:list-item>
        <text:list-item>
          <text:p text:style-name="P56">Z rozbalovacího seznamu zvolíme námi požadovanou položku.</text:p>
        </text:list-item>
        <text:list-item>
          <text:p text:style-name="P56">Tlačítka (angl. Push buttons).</text:p>
        </text:list-item>
      </text:list>
      <text:p text:style-name="Text_20_body">Ve většině případů můžeme během doby, kdy je otevřeno dialogové okno, pracovat pouze s tímto oknem, a se samotným dokumentem ne. V práci s dokumentem je možné pokračovat až poté, kdy dialogové okno zavřeme (obvykle kliknutím na <text:span text:style-name="LOMenuPath">OK</text:span> nebo jiné tlačítko, které uloží změny a zavře okno).</text:p>
      <text:p text:style-name="Text_20_body">Některá dialogová okna je možné ponechat otevřené i během práce a přepínat se mezi nimi a dokumentem. Příkladem takového okna je okno Najít a nahradit.</text:p>
      <text:h text:style-name="P40" text:outline-level="1"><text:bookmark-start text:name="__RefHeading___Toc77420_2078087653"/>Často kladené otázky<text:bookmark-end text:name="__RefHeading___Toc77420_2078087653"/></text:h>
      <text:p text:style-name="P29">How is LibreOffice Licensed?</text:p>
      <text:p text:style-name="P25">LibreOffice je šířen pod licencí <text:alphabetical-index-mark text:string-value="Open Source Initiative (OSI)"/>Mozilla Public License (MPL), schválenou organizací the Open Source Initiative (OSI). Dostupná na <text:a xlink:type="simple" xlink:href="https://www.libreoffice.org/about-us/licenses/" text:style-name="Internet_20_link" text:visited-style-name="Visited_20_Internet_20_Link">https://www.libreoffice.org/about-us/licenses/</text:a> </text:p>
      <text:p text:style-name="P25">Je založen na kódu z Apache OpenOffice, který je k dispozici pod licencí Apache License 2.0, ale zahrnuje také software, který se liší od verze k verzi v rámci řady dalších open source licencí. Nový kód je dostupný pod licencí LGPL 3.0 and MPL 2.0.</text:p>
      <text:p text:style-name="P28">Mohu LibreOffice dále distribuovat, rozdávat a šířit? Mohu LibreOffice prodávat? Mohu LibreOffice používat pro komerční účely a ve své firmě?</text:p>
      <text:p text:style-name="P25">Ano.</text:p>
      <text:p text:style-name="P28"><text:soft-page-break/>Na kolik počítačů mohu LibreOffice nainstalovat?</text:p>
      <text:p text:style-name="P25">Na libovolný počet.</text:p>
      <text:p text:style-name="P28">Je LibreOffice dostupný v mém jazyce?</text:p>
      <text:p text:style-name="P27">LibreOffice byl lokalizován do více než čtyřiceti jazyků, takže požadovaný jazyk je pravděpodobně podporován. Navíc je k dispozici více než 70 slovníků pro kontrolu pravopisu, dělení a tezaury pro jazyky a jejich dialekty, do nichž není lokalizované uživatelské rozhraní. The dictionaries are available from the LibreOffice <text:span text:style-name="T24">Extension Center</text:span>: <text:a xlink:type="simple" xlink:href="https://extensions.libreoffice.org/extensions?getCategories=Dictionary" text:style-name="Internet_20_link" text:visited-style-name="Visited_20_Internet_20_Link"><text:span text:style-name="Internet_20_link">https://extensions.libreoffice.org/extensions?getCategories=Dictionary</text:span></text:a>.</text:p>
      <text:p text:style-name="P28">Jak je možné, že program LibreOffice je dostupný zdarma?</text:p>
      <text:p text:style-name="P25">LibreOffice vyvíjejí a udržují dobrovolníci s podporou více firem.</text:p>
      <text:p text:style-name="P28">Vyvíjím softwarovou aplikaci. Mohu použít zdrojový kód LibreOffice v mém programu?</text:p>
      <text:p text:style-name="P26">You may, within the parameters set <text:span text:style-name="T23">out in</text:span> the licenses: <text:a xlink:type="simple" xlink:href="http://www.mozilla.org/MPL/2.0/" text:style-name="Internet_20_link" text:visited-style-name="Visited_20_Internet_20_Link">http</text:a><text:a xlink:type="simple" xlink:href="http://www.mozilla.org/MPL/2.0/" text:style-name="Internet_20_link" text:visited-style-name="Visited_20_Internet_20_Link"><text:span text:style-name="T23">s</text:span></text:a><text:a xlink:type="simple" xlink:href="http://www.mozilla.org/MPL/2.0/" text:style-name="Internet_20_link" text:visited-style-name="Visited_20_Internet_20_Link">://www.mozilla.org/MPL/2.0/</text:a> <text:a xlink:type="simple" xlink:href="https://www.libreoffice.org/about-us/licenses/" text:style-name="Internet_20_link" text:visited-style-name="Visited_20_Internet_20_Link">https://www.libreoffice.org/about-us/licenses/</text:a>.</text:p>
      <text:p text:style-name="P28">Proč ke spuštění LibreOffice potřebuji Javu? Je napsán v Javě?</text:p>
      <text:p text:style-name="P25">LibreOffice is not written in Java; it is <text:span text:style-name="T21">mostly</text:span> written in the C++ language. Java je jedním z jazyků, které lze použít k jeho rozšiřování. The Java JRE <text:span text:style-name="T21">(Java Runtime Environment)</text:span> is only required for some features. Jednou z nich je například databázový stroj HSQLDB.</text:p>
      <text:p text:style-name="P25">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text:span text:style-name="Internet_20_link">https://java.com/en/download/manual.jsp</text:span></text:a></text:p>
      <text:list xml:id="list142110785688053" text:continue-list="list142110999069893" text:style-name="Heading_20_Note">
        <text:list-item>
          <text:p text:style-name="P53">Poznámka</text:p>
        </text:list-item>
      </text:list>
      <text:p text:style-name="P15">Pokud chcete používat funkce LibreOffice, které vyžadují Javu, je důležité, aby se správná 32 bitová nebo 64 bitová edice shodovala s nainstalovanou verzí LibreOffice.</text:p>
      <text:p text:style-name="P28">Jak mohu k LibreOffice přispět?</text:p>
      <text:p text:style-name="P25">Při vývoji a uživatelské podpoře LibreOffice lze taktéž pomoci různými způsoby, přičemž programátorské zkušenosti nejsou nutné. Chcete-li začít, podívejte se na tuto webovou stránku: <text:a xlink:type="simple" xlink:href="https://www.libreoffice.org/community/get-involved/" text:style-name="Internet_20_link" text:visited-style-name="Visited_20_Internet_20_Link">https://cs.libreoffice.org/community/get-involved/</text:a> </text:p>
      <text:p text:style-name="P28">Mohu PDF soubor této knihy dále distribuovat, případně jej i tisknout a prodávat?</text:p>
      <text:p text:style-name="P25">Ano, pokud jsou splněny podmínky alespoň jedné z licencí, které jsou uvedeny na začátku této knihy. Nepotřebujete k tomu žádné speciální povolení. Jako přispěvatelé k této knize vás však žádáme, abyste vzali v úvahu množství práce, které bylo na její psaní a překlad vynaloženo, a abyste se podělili o část svého zisku.</text:p>
      <text:p text:style-name="P25">Přispějte LibreOffice: <text:a xlink:type="simple" xlink:href="https://www.libreoffice.org/donate/" text:style-name="Internet_20_link" text:visited-style-name="Visited_20_Internet_20_Link">https://cs.libreoffice.org/donate/</text:a></text:p>
      <text:h text:style-name="P41" text:outline-level="1"><text:bookmark-start text:name="__RefHeading___Toc77422_2078087653"/>What’s new in LibreOffice <text:span text:style-name="T22">Calc</text:span> 6.<text:span text:style-name="T22">2</text:span>?<text:bookmark-end text:name="__RefHeading___Toc77422_2078087653"/></text:h>
      <text:p text:style-name="P4">The LibreOffice 6.<text:span text:style-name="T27">2</text:span> Release Notes are here:<text:line-break/><text:a xlink:type="simple" xlink:href="https://wiki.documentfoundation.org/Documentation/Development/Calc/6.x" text:style-name="Internet_20_link" text:visited-style-name="Visited_20_Internet_20_Link">https://wiki.documentfoundation.org/Documentation/Development/Calc/6.x</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3" fo:font-family="'Liberation Sans'" style:font-style-name="Regular" style:font-family-generic="swiss" style:font-pitch="variable" fo:font-size="11pt" fo:language="en" fo:country="U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text-properties officeooo:paragraph-rsid="00e8820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What’s new in LibreOffice Calc 6.2?</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Často kladené otázky</text:chapter></text:p>
      </style:footer-left>
    </style:master-page>
    <style:master-page style:name="First_20_Page" style:display-name="First Page" style:page-layout-name="Mpm2" style:next-style-name="Standard"/>
    <style:master-page style:name="LOFrontMatter" style:page-layout-name="Mpm3">
      <style:footer>
        <text:p text:style-name="MP1"><text:title>Calc 6.2 Prefa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Calc 6.2 Preface</text:title></text:p>
      </style:footer-left>
      <loext:footer-first>
        <text:p text:style-name="MP2"><text:span text:style-name="MT4">Documentation for LibreOffice is a</text:span>vailable<text:span text:style-name="MT5">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1T18:07:09.792000000</meta:creation-date>
    <meta:editing-duration>PT3H3M7S</meta:editing-duration>
    <meta:editing-cycles>24</meta:editing-cycles>
    <meta:generator>LibreOffice/6.3.4.2$Linux_X86_64 LibreOffice_project/60da17e045e08f1793c57c00ba83cdfce946d0aa</meta:generator>
    <dc:title>Calc 6.2 Preface</dc:title>
    <meta:initial-creator>Dave Barton</meta:initial-creator>
    <dc:date>2020-01-08T14:21:10.082536020</dc:date>
    <dc:creator>Olivier Hallot</dc:creator>
    <meta:document-statistic meta:table-count="4" meta:image-count="3" meta:object-count="0" meta:page-count="9" meta:paragraph-count="167" meta:word-count="2288" meta:character-count="14781" meta:non-whitespace-character-count="12667"/>
    <meta:template xlink:type="simple" xlink:actuate="onRequest" xlink:title="LibreOffice_6.0_Chapter_Template" xlink:href="../../../../C:/Users/Dave/AppData/Roaming/LibreOffice/4/user/template/LibreOffice/LO_6.0_Chapter_Template.ott" meta:date="2018-10-21T12:51:05.979000000"/>
  </office:meta>
</office:document-meta>
</file>